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rriweather" svg:font-family="Merriweather, Georgia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text-properties fo:font-variant="small-caps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text-align="start" style:justify-single-word="false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text-align="start" style:justify-single-word="false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</style:style>
    <style:style style:name="P7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</style:style>
    <style:style style:name="P8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</style:style>
    <style:style style:name="P9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officeooo:rsid="000c4175" officeooo:paragraph-rsid="000c4175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style="italic" style:font-style-asian="italic" style:font-style-complex="italic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style="italic" officeooo:rsid="000aa46a" officeooo:paragraph-rsid="000aa46a" style:font-style-asian="italic" style:font-style-complex="italic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style="italic" officeooo:rsid="000c4175" officeooo:paragraph-rsid="000c4175" style:font-style-asian="italic" style:font-style-complex="italic"/>
    </style:style>
    <style:style style:name="P14" style:family="paragraph" style:parent-style-name="Preformatted_20_Text" style:list-style-name="L2">
      <style:paragraph-properties fo:margin-left="0cm" fo:margin-right="0cm" fo:margin-top="0cm" fo:margin-bottom="0.499cm" loext:contextual-spacing="false" fo:line-height="125%" fo:text-indent="0cm" style:auto-text-indent="false"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fo:font-variant="normal" fo:text-transform="none" fo:color="#202020" style:text-line-through-style="none" style:text-line-through-type="none" style:font-name="Merriweather" fo:font-size="15pt" fo:letter-spacing="normal" fo:font-style="normal" style:text-underline-style="none" fo:font-weight="normal" style:text-blinking="false" fo:background-color="#f0f0f0" loext:char-shading-value="0" loext:padding="0.049cm" loext:border="0.06pt solid #000000"/>
    </style:style>
    <style:style style:name="T3" style:family="text">
      <style:text-properties fo:color="#7f0055" fo:font-weight="bold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-0.499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2.14 - Exercícios: Modificando o Hello World</text:h>
      <text:list xml:id="list6311479689006987744" text:style-name="L1">
        <text:list-item>
          <text:p text:style-name="P4">Altere seu programa para imprimir uma mensagem diferente.</text:p>
        </text:list-item>
        <text:list-item>
          <text:p text:style-name="P4">Altere seu programa para imprimir duas linhas de texto usando duas linhas de código System.out.</text:p>
        </text:list-item>
        <text:list-item>
          <text:p text:style-name="P7">Sabendo que os caracteres <text:span text:style-name="Source_20_Text"><text:span text:style-name="T1">\n</text:span></text:span> representam uma quebra de linhas, imprima duas linhas de texto usando uma única linha de código <text:span text:style-name="Source_20_Text"><text:span text:style-name="T1">System.out</text:span></text:span>.</text:p>
        </text:list-item>
      </text:list>
      <text:p text:style-name="P3"><text:a xlink:type="simple" xlink:href="http://www.galandra.com.br/?utm_source=Apostila_HTML&amp;utm_campaign=FJ-11&amp;utm_medium=referral" text:style-name="Internet_20_link" text:visited-style-name="Visited_20_Internet_20_Link"><text:span text:style-name="T2"/></text:a></text:p>
      <text:h text:style-name="P1" text:outline-level="2">3.3 - Exercícios: Variáveis e tipos primitivos</text:h>
      <text:list xml:id="list6430088708511520657" text:style-name="L2">
        <text:list-item>
          <text:p text:style-name="P5">Na empresa onde trabalhamos, há tabelas com o quanto foi gasto em cada mês. Para fechar o balanço do primeiro trimestre, precisamos somar o gasto total. Sabendo que, em Janeiro, foram gastos 15000 reais, em Fevereiro, 23000 reais e em Março, 17000 reais, faça um programa que calcule e imprima o gasto total no trimestre. Siga esses passos:</text:p>
          <text:list>
            <text:list-item>
              <text:p text:style-name="P9">Crie uma classe chamada <text:span text:style-name="Source_20_Text"><text:span text:style-name="T1">BalancoTrimestral</text:span></text:span> com um bloco main, como nos exemplos anteriores;</text:p>
            </text:list-item>
            <text:list-item>
              <text:p text:style-name="P9">Dentro do <text:span text:style-name="Source_20_Text"><text:span text:style-name="T1">main</text:span></text:span> (o miolo do programa), declare uma variável inteira chamada<text:span text:style-name="Source_20_Text"><text:span text:style-name="T1">gastosJaneiro</text:span></text:span> e inicialize-a com 15000;</text:p>
            </text:list-item>
            <text:list-item>
              <text:p text:style-name="P9">Crie também as variáveis <text:span text:style-name="Source_20_Text"><text:span text:style-name="T1">gastosFevereiro</text:span></text:span> e <text:span text:style-name="Source_20_Text"><text:span text:style-name="T1">gastosMarco</text:span></text:span>, inicializando-as com 23000 e 17000, respectivamente, utilize uma linha para cada declaração;</text:p>
            </text:list-item>
            <text:list-item>
              <text:p text:style-name="P9">Crie uma variável chamada <text:span text:style-name="Source_20_Text"><text:span text:style-name="T1">gastosTrimestre</text:span></text:span> e inicialize-a com a soma das outras 3 variáveis:</text:p>
              <text:p text:style-name="P14"><text:span text:style-name="T3">int</text:span> gastosTrimestre <text:span text:style-name="T4">=</text:span> gastosJaneiro <text:span text:style-name="T4">+</text:span> gastosFevereiro <text:span text:style-name="T4">+</text:span> gastosMarco<text:span text:style-name="T4">;</text:span></text:p>
            </text:list-item>
            <text:list-item>
              <text:p text:style-name="P9">Imprima a variável <text:span text:style-name="Source_20_Text"><text:span text:style-name="T1">gastosTrimestre</text:span></text:span>.</text:p>
            </text:list-item>
          </text:list>
        </text:list-item>
        <text:list-item>
          <text:p text:style-name="P8">Adicione código (sem alterar as linhas que já existem) na classe anterior para imprimir a média mensal de gasto, criando uma variável <text:span text:style-name="Source_20_Text"><text:span text:style-name="T1">mediaMensal</text:span></text:span> junto com uma mensagem. Para isso, concatene a <text:span text:style-name="Source_20_Text"><text:span text:style-name="T1">String</text:span></text:span> com o valor, usando <text:span text:style-name="Source_20_Text"><text:span text:style-name="T1">"Valor da média mensal = " + mediaMensal</text:span></text:span>.</text:p>
        </text:list-item>
      </text:list>
      <text:p text:style-name="P6"/>
      <text:p text:style-name="P6"/>
      <text:p text:style-name="P6"/>
      <text:p text:style-name="P6"/>
      <text:p text:style-name="P11"/>
      <text:p text:style-name="P12">Java 8</text:p>
      <text:p text:style-name="P13">Questoes capitulo 2</text:p>
      <text:p text:style-name="P12"/>
      <text:p text:style-name="P12">Para testar a execução do Exemplo 2.1, faça o seguinte:</text:p>
      <text:p text:style-name="P12">1.<text:tab/> Crie um novo pacote chamado cap02 no projeto java8 (o projeto criado no Capítulo 1).</text:p>
      <text:p text:style-name="P12">2.<text:tab/> Salve a classe TiposPrimitivos dentro do pacote cap02.</text:p>
      <text:p text:style-name="P12">3.<text:tab/> Selecione e execute a classe TiposPrimitivos (Shift + F6 no NetBeans ou F11 no Eclipse).</text:p>
      <text:p text:style-name="P12">A Figura 2.1 apresenta a estrutura do projeto com a classe TiposPrimitivos e a Figura 2.2 apresenta</text:p>
      <text:p text:style-name="P12"><text:soft-page-break/>o resultado da execução do Exemplo 2.1.</text:p>
      <text:p text:style-name="P12"/>
      <text:p text:style-name="P12">Para testar a execução do Exemplo 2.2, faça o seguinte:</text:p>
      <text:p text:style-name="P12">1.<text:tab/> Salve a classe Comentarios dentro do pacote cap02 criado no exemplo anterior.</text:p>
      <text:p text:style-name="P12">2.<text:tab/> Selecione e execute a classe Comentarios (Shift + F6 no NetBeans ou F11 no Eclipse).</text:p>
      <text:p text:style-name="P12">A Figura 2.3 apresenta a estrutura do</text:p>
      <text:p text:style-name="P12"/>
      <text:p text:style-name="P12"/>
      <text:p text:style-name="P12">Para testar a execução do Exemplo 2.3, faça o seguinte:</text:p>
      <text:p text:style-name="P12">1.<text:tab/> Salve a classe OperadoresAritmeticos dentro do pacote cap02.</text:p>
      <text:p text:style-name="P12">2.<text:tab/> Selecione e execute a classe OperadoresAritmeticos (Shift + F6 no NetBeans ou F11 no Eclipse).</text:p>
      <text:p text:style-name="P12">A Figura 2.5 apresenta a estrutura do projeto com a classe OperadoresAritmeticos e a Figura 2.6</text:p>
      <text:p text:style-name="P12">apresenta o resultado da execução do Exemplo 2.3.</text:p>
      <text:p text:style-name="P12"/>
      <text:p text:style-name="P12">1.<text:tab/> Salve a classe ConversaoDeTipos dentro do pacote cap02.</text:p>
      <text:p text:style-name="P12">2.<text:tab/> Selecione e execute a classe ConversaoDeTipos.</text:p>
      <text:p text:style-name="P12">A Figura 2.7 apresenta a estrutura do projeto com a classe ConversaoDeTipos e a Figura 2.8 apre-</text:p>
      <text:p text:style-name="P12">senta o resultado da execução do Exemplo 2.4.</text:p>
      <text:p text:style-name="P12"/>
      <text:p text:style-name="P12"/>
      <text:p text:style-name="P13">classe EntradaComJOptionPane.</text:p>
      <text:p text:style-name="P13">Figura 2.12 – Telas de execução do Exemplo 2.8.</text:p>
      <text:p text:style-name="P13">Exercícios para prática da linguagem Java</text:p>
      <text:p text:style-name="P13">1.<text:tab/> Usando a classe BufferedReader para entrada de dados, crie uma classe que receba o valor de um</text:p>
      <text:p text:style-name="P13">produto e a porcentagem de desconto, calcule e mostre o valor do desconto e o valor do produto</text:p>
      <text:p text:style-name="P13">com o desconto. Observação: o valor do desconto é calculado por meio da fórmula: valor do des-</text:p>
      <text:p text:style-name="P13">conto = valor do produto * percentual de desconto / 100.</text:p>
      <text:p text:style-name="P13">2.<text:tab/> Usando a classe Scanner para entrada de dados, faça uma classe que receba dois valores inteiros.</text:p>
      <text:p text:style-name="P13">O primeiro valor corresponde à quantidade de pontos do líder do campeonato brasileiro de fu-</text:p>
      <text:p text:style-name="P13">tebol. O segundo valor corresponde à quantidade de pontos do time lanterna. Considerando que</text:p>
      <text:p text:style-name="P13">40Aspectos Fundamentais de Java</text:p>
      <text:p text:style-name="P13">cada vitória vale 3 pontos, elabore uma classe que calcule o número de vitórias necessárias para</text:p>
      <text:p text:style-name="P13">que o time lanterna alcance (ou ultrapasse) o líder. Por exemplo, supondo que as quantidades de</text:p>
      <text:p text:style-name="P13">ponto fornecidas sejam 40 e 22, então o número de vitórias apresentada na saída deverá ser 6,</text:p>
      <text:p text:style-name="P13">pois (40-22) / 3 = 6.</text:p>
      <text:p text:style-name="P13">3.<text:tab/> O Imposto sobre a Transmissão de Bens Móveis (ITBI) é aplicado sobre o valor de um imóvel a</text:p>
      <text:p text:style-name="P13">ser negociado. A base de cálculo do ITBI (o valor a ser considerado no cálculo) será o maior va-</text:p>
      <text:p text:style-name="P13">lor entre o valor de transação (o valor negociado) e o valor venal de referência (fornecido pela</text:p>
      <text:p text:style-name="P13">Prefeitura). Com base nisso, elabore uma classe que receba o valor da transação, o valor venal e</text:p>
      <text:p text:style-name="P13">o percentual de imposto. Após isso, encontre o maior valor e aplique o percentual sobre ele. Ao</text:p>
      <text:p text:style-name="P13"><text:soft-page-break/>final, apresente o valor do imposto a ser pago. Observação: o valor do imposto a ser pago é calcula-</text:p>
      <text:p text:style-name="P13">do por meio da fórmula: valor do imposto = maior valor * percentual / 100. Para entrada e saída</text:p>
      <text:p text:style-name="P13">de dados utilize a classe JOptionPane.</text:p>
      <text:p text:style-name="P13">4.<text:tab/> Usando a classe JOptionPane para entrada de dados, elabore uma classe que receba a nota de</text:p>
      <text:p text:style-name="P13">duas provas e de um trabalho. Calcule e mostre a média e o resultado final (aprovado ou reprova-</text:p>
      <text:p text:style-name="P13">do). Para calcular a média utilize a fórmula seguinte: média = (nota da prova 1 + nota da prova 2 +</text:p>
      <text:p text:style-name="P13">nota do trabalho) / 3. Considere que a média mínima para aprovação é 6.</text:p>
      <text:p text:style-name="P13">5.<text:tab/> Considere a seguinte informação a respeito do cálculo da aposentadoria. Para se aposentar por ida-</text:p>
      <text:p text:style-name="P13">de, as mulheres precisam ter atingido 60 anos de idade e os homens, 65. Já na aposentadoria por</text:p>
      <text:p text:style-name="P13">tempo de contribuição, o tempo mínimo exigido é de 30 anos para as mulheres e de 35 anos para os</text:p>
      <text:p text:style-name="P13">homens. Com base nessas informações, elabore uma classe que receba a idade de uma pessoa, seu</text:p>
      <text:p text:style-name="P13">sexo e a quantidade de anos de contribuição. A seguir, calcule a quantidade de anos que falta de con-</text:p>
      <text:p text:style-name="P13">tribuição para se aposentar, ou então emita a mensagem: “você já tem o direito a aposentadoria”.</text:p>
      <text:p text:style-name="P13"/>
      <text:p text:style-name="P13">Exercícios semelhantes aos aqui apresentados podem ser visualizados no endereço seguinte:</text:p>
      <text:p text:style-name="P10"><text:span text:style-name="T5">&lt;</text:span><text:a xlink:type="simple" xlink:href="http://editoraerica.com.br/" text:style-name="Internet_20_link" text:visited-style-name="Visited_20_Internet_20_Link"><text:span text:style-name="T5">http://editoraerica.com.br/</text:span></text:a><text:span text:style-name="T5">&gt;</text:span></text:p>
      <text:p text:style-name="P13"/>
      <text:p text:style-name="P13"/>
      <text:p text:style-name="P13"/>
      <text:p text:style-name="P10"/>
      <text:p text:style-name="P2"><text:bookmark text:name="3-4-discussao-em-aula-convencoes-de-codigo-e-codigo-legivel"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rriweather" svg:font-family="Merriweather, Georgia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14:37:06.502579476</meta:creation-date>
    <dc:date>2016-12-21T23:39:06.243576632</dc:date>
    <meta:editing-duration>PT1H15M15S</meta:editing-duration>
    <meta:editing-cycles>2</meta:editing-cycles>
    <meta:generator>LibreOffice/5.1.2.2$Linux_X86_64 LibreOffice_project/10m0$Build-2</meta:generator>
    <meta:document-statistic meta:table-count="0" meta:image-count="0" meta:object-count="0" meta:page-count="3" meta:paragraph-count="70" meta:word-count="976" meta:character-count="5724" meta:non-whitespace-character-count="4811"/>
  </office:meta>
</office:document-meta>
</file>